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da1" svg:font-family="Mada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Carlito" officeooo:rsid="00185ea4" officeooo:paragraph-rsid="00185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 ti test ti</text:p>
      <text:p text:style-name="P1">ti test fi fl ffi ffl test 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da1" svg:font-family="Mada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Mada" style:font-family-complex="Ma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da1" style:font-family-complex="Mad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da1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da1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40:26.135547721</meta:creation-date>
    <dc:date>2018-03-20T11:42:01.746959375</dc:date>
    <meta:editing-duration>PT1M40S</meta:editing-duration>
    <meta:editing-cycles>1</meta:editing-cycles>
    <meta:document-statistic meta:table-count="0" meta:image-count="0" meta:object-count="0" meta:page-count="1" meta:paragraph-count="2" meta:word-count="12" meta:character-count="42" meta:non-whitespace-character-count="32"/>
    <meta:generator>LibreOfficeDev/6.1.0.0.alpha0$Linux_X86_64 LibreOffice_project/421fc10f9e646d4947983d6b9e2d4fa715986c9c</meta:generator>
  </office:meta>
</office:document-meta>
</file>